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1-07" calcext:value-type="date">
            <text:p>07/11/2025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39" table:formula="of:=[.C6]-[.F6]" office:value-type="float" office:value="-10" calcext:value-type="float">
            <text:p>(1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6-01-07" calcext:value-type="date">
            <text:p>07/01/2026</text:p>
          </table:table-cell>
          <table:table-cell table:style-name="ce39" table:formula="of:=[.C7]-[.F7]" office:value-type="float" office:value="10" calcext:value-type="float">
            <text:p>1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8]-[.F8]" office:value-type="float" office:value="200" calcext:value-type="float">
            <text:p>20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8])" office:value-type="float" office:value="200" calcext:value-type="float">
            <text:p>20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1.632259403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1.634032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6-02-02T14:30:31.961787617</dc:date>
    <meta:print-date>2020-01-06T16:40:18.085000000</meta:print-date>
    <dc:language>pt-PT</dc:language>
    <meta:editing-cycles>403</meta:editing-cycles>
    <meta:editing-duration>P1DT5H29M36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